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stare:</text:p>
      <text:p text:style-name="Standard">par. 19250=4 (MAX per PCU20 corrisponde a 0.5MB * 4 = 2MB)</text:p>
      <text:p text:style-name="Standard">par. 18230=1990KB</text:p>
      <text:p text:style-name="Standard">Fare archivio perchè parametri della memoria e poi ricaricare archiv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Windows_x86 LibreOffice_project/165a79a-7059095-e13bb37-fef39a4-9503d18</meta:generator>
    <dc:date>2012-06-13T14:16:53.39</dc:date>
    <meta:document-statistic meta:table-count="0" meta:image-count="0" meta:object-count="0" meta:page-count="1" meta:paragraph-count="4" meta:word-count="25" meta:character-count="156" meta:non-whitespace-character-count="135"/>
    <meta:user-defined meta:name="Info 1"/>
    <meta:user-defined meta:name="Info 2"/>
    <meta:user-defined meta:name="Info 3"/>
    <meta:user-defined meta:name="Info 4"/>
  </office:meta>
</office:document-meta>
</file>